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BeforeEachMethod.beforeEach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AfterEach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RepeatedTestMethod.test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AutowiredBeforeAll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nStaticAutowiredAfterAll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ConfigurationErrorsIntegrationTests.autowiredNonStaticClassLevelLifecycleMethod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ConfigurationErrorsIntegrationTests.testEventsFor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AutowiredBeforeAllMethod.beforeAll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TestMethod.test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ConfigurationErrorsIntegrationTests.containerEventsFor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TestFactoryMethod.testFactory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ParameterizedTestMethod.test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ConfigurationErrorsIntegrationTests.autowiredTestMethodsTestTemplateMethodsAndLifecycleMethod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AndNonAutowiredTestMethods.nonAutowired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ConfigurationErrorsIntegrationTests.autowiredTest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BeforeEach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AutowiredAfterAllMethod.afterAll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nStaticAutowiredBeforeAll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AutowiredAfterAll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AndNonAutowiredTestMethods.autowired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ConfigurationErrorsIntegrationTests.testWithDisplayName(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StaticAutowiredBeforeAllMethod.beforeAll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nStaticAutowiredAfterAllMethod.afterAll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ConfigurationErrorsIntegrationTests.autowiredAndNonAutowiredTes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utowiredAfterEachMethod.afterEach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